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3.15cm" fo:min-width="2.9cm"/>
    </style:style>
    <style:style style:name="gr2" style:family="graphic" style:parent-style-name="standard">
      <style:graphic-properties draw:stroke="dash" draw:stroke-dash="Dashed_20__28_var_29_" svg:stroke-color="#000000" draw:fill="none" draw:fill-color="#ffffff" draw:textarea-horizontal-align="justify" draw:textarea-vertical-align="middle" draw:auto-grow-height="false" fo:min-height="3.15cm" fo:min-width="2.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75cm" fo:min-width="9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08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4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5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5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5cm" fo:min-width="3.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4cm" svg:height="3.4cm" svg:x="2.4cm" svg:y="3.4cm">
          <text:p text:style-name="P1">Can</text:p>
          <text:p text:style-name="P1"><text:s/>Adapt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3.4cm" svg:x="2.4cm" svg:y="3.4cm">
          <text:p text:style-name="P1">Can</text:p>
          <text:p text:style-name="P1"><text:s/>Adapt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3.4cm" svg:x="6.5cm" svg:y="5.2cm">
          <text:p text:style-name="P1">CAN</text:p>
          <text:p text:style-name="P1"><text:s/>Overlay</text:p>
          <text:p text:style-name="P1">Treib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3.4cm" svg:x="10.9cm" svg:y="9.9cm">
          <text:p text:style-name="P1">Candump,</text:p>
          <text:p text:style-name="P1">analyz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3.4cm" svg:x="2.4cm" svg:y="12cm">
          <text:p text:style-name="P1">NGT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3.4cm" svg:x="15.1cm" svg:y="10cm">
          <text:p text:style-name="P1">N2K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3.4cm" svg:x="22.7cm" svg:y="10.2cm">
          <text:p text:style-name="P1">AvNav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cm" svg:height="3.4cm" svg:x="22.6cm" svg:y="5.6cm">
          <text:p text:style-name="P1">Signal K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8cm" svg:y1="5.5cm" svg:x2="6.6cm" svg:y2="5.9cm">
          <text:p/>
        </draw:line>
        <draw:custom-shape draw:style-name="gr4" draw:text-style-name="P2" draw:layer="layout" svg:width="9.7cm" svg:height="6cm" svg:x="10cm" svg:y="9.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894cm" svg:height="0.962cm" svg:x="13.8cm" svg:y="14.238cm">
          <draw:text-box>
            <text:p>Canboat</text:p>
          </draw:text-box>
        </draw:frame>
        <draw:line draw:style-name="gr3" draw:text-style-name="P3" draw:layer="layout" svg:x1="9.9cm" svg:y1="7.2cm" svg:x2="11.3cm" svg:y2="10cm">
          <text:p/>
        </draw:line>
        <draw:line draw:style-name="gr3" draw:text-style-name="P3" draw:layer="layout" svg:x1="5.8cm" svg:y1="14cm" svg:x2="10.6cm" svg:y2="13.5cm">
          <text:p/>
        </draw:line>
        <draw:line draw:style-name="gr3" draw:text-style-name="P3" draw:layer="layout" svg:x1="10.4cm" svg:y1="7.5cm" svg:x2="22.6cm" svg:y2="7.5cm">
          <text:p/>
        </draw:line>
        <draw:line draw:style-name="gr3" draw:text-style-name="P3" draw:layer="layout" svg:x1="18.5cm" svg:y1="11.6cm" svg:x2="22.7cm" svg:y2="11.6cm">
          <text:p/>
        </draw:line>
        <draw:line draw:style-name="gr3" draw:text-style-name="P3" draw:layer="layout" svg:x1="18.5cm" svg:y1="12.7cm" svg:x2="22.7cm" svg:y2="12.7cm">
          <text:p/>
        </draw:line>
        <draw:frame draw:style-name="gr6" draw:text-style-name="P5" draw:layer="layout" svg:width="1.586cm" svg:height="0.839cm" svg:x="6.914cm" svg:y="12.861cm">
          <draw:text-box>
            <text:p><text:span text:style-name="T1">USB</text:span></text:p>
          </draw:text-box>
        </draw:frame>
        <draw:frame draw:style-name="gr7" draw:text-style-name="P5" draw:layer="layout" svg:width="1.912cm" svg:height="0.839cm" svg:x="20.388cm" svg:y="10.561cm">
          <draw:text-box>
            <text:p><text:span text:style-name="T1">JSON</text:span></text:p>
          </draw:text-box>
        </draw:frame>
        <draw:frame draw:style-name="gr8" draw:text-style-name="P5" draw:layer="layout" svg:width="2.026cm" svg:height="1.427cm" svg:x="20.4cm" svg:y="12.8cm">
          <draw:text-box>
            <text:p><text:span text:style-name="T1">NMEA</text:span></text:p>
            <text:p><text:span text:style-name="T1">0183</text:span></text:p>
          </draw:text-box>
        </draw:frame>
        <draw:frame draw:style-name="gr9" draw:text-style-name="P6" draw:layer="layout" svg:width="1.45cm" svg:height="0.725cm" svg:x="18.45cm" svg:y="12.675cm">
          <draw:text-box>
            <text:p><text:span text:style-name="T2">2599</text:span></text:p>
          </draw:text-box>
        </draw:frame>
        <draw:frame draw:style-name="gr9" draw:text-style-name="P6" draw:layer="layout" svg:width="1.45cm" svg:height="0.725cm" svg:x="18.4cm" svg:y="10.9cm">
          <draw:text-box>
            <text:p><text:span text:style-name="T2">2598</text:span></text:p>
          </draw:text-box>
        </draw:frame>
        <draw:frame draw:style-name="gr10" draw:text-style-name="P6" draw:layer="layout" svg:width="1.425cm" svg:height="0.725cm" svg:x="10.6cm" svg:y="7.6cm">
          <draw:text-box>
            <text:p><text:span text:style-name="T2">can0</text:span></text:p>
          </draw:text-box>
        </draw:frame>
      </draw:page>
      <draw:page draw:name="page2" draw:style-name="dp1" draw:master-page-name="Standard">
        <draw:custom-shape draw:style-name="gr1" draw:text-style-name="P2" draw:layer="layout" svg:width="3.4cm" svg:height="3.4cm" svg:x="15.9cm" svg:y="10.1cm">
          <text:p text:style-name="P1">AvNav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4cm" svg:y1="10.9cm" svg:x2="15.6cm" svg:y2="10.9cm">
          <text:p/>
        </draw:line>
        <draw:line draw:style-name="gr3" draw:text-style-name="P3" draw:layer="layout" svg:x1="15.7cm" svg:y1="12.6cm" svg:x2="11.3cm" svg:y2="12.6cm">
          <text:p/>
        </draw:line>
        <draw:frame draw:style-name="gr7" draw:text-style-name="P5" draw:layer="layout" svg:width="1.912cm" svg:height="0.839cm" svg:x="12.7cm" svg:y="9.9cm">
          <draw:text-box>
            <text:p><text:span text:style-name="T1">JSON</text:span></text:p>
          </draw:text-box>
        </draw:frame>
        <draw:frame draw:style-name="gr8" draw:text-style-name="P5" draw:layer="layout" svg:width="2.026cm" svg:height="1.427cm" svg:x="13.174cm" svg:y="12.873cm">
          <draw:text-box>
            <text:p><text:span text:style-name="T1">NMEA</text:span></text:p>
            <text:p><text:span text:style-name="T1">0183</text:span></text:p>
          </draw:text-box>
        </draw:frame>
        <draw:custom-shape draw:style-name="gr1" draw:text-style-name="P2" draw:layer="layout" svg:width="3.4cm" svg:height="3.4cm" svg:x="7.9cm" svg:y="10.1cm">
          <text:p text:style-name="P1">SignalK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7cm" svg:height="2cm" svg:x="19cm" svg:y="6.3cm">
          <text:p text:style-name="P1">Nmea0183</text:p>
          <text:p text:style-name="P1">Device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7cm" svg:height="2cm" svg:x="18cm" svg:y="6.8cm">
          <text:p text:style-name="P1">Nmea0183</text:p>
          <text:p text:style-name="P1">Devic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8.6cm" svg:y1="8.8cm" svg:x2="18.6cm" svg:y2="10.1cm">
          <text:p/>
        </draw:line>
        <draw:custom-shape draw:style-name="gr11" draw:text-style-name="P7" draw:layer="layout" svg:width="3.7cm" svg:height="2cm" svg:x="2.6cm" svg:y="6.7cm">
          <text:p text:style-name="P1">External</text:p>
          <text:p text:style-name="P1">Devic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9cm" svg:y1="8.8cm" svg:x2="7.9cm" svg:y2="11.1cm">
          <text:p/>
        </draw:line>
        <draw:custom-shape draw:style-name="gr11" draw:text-style-name="P7" draw:layer="layout" svg:width="3.7cm" svg:height="2cm" svg:x="2.4cm" svg:y="11.3cm">
          <text:p text:style-name="P1">External</text:p>
          <text:p text:style-name="P1">Devic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8cm" svg:y1="11.8cm" svg:x2="6.2cm" svg:y2="12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s </meta:initial-creator>
    <meta:creation-date>2020-02-04T17:39:57.524290155</meta:creation-date>
    <dc:date>2020-03-26T09:41:43.388069695</dc:date>
    <dc:creator>Andreas </dc:creator>
    <meta:editing-duration>PT17M26S</meta:editing-duration>
    <meta:editing-cycles>4</meta:editing-cycles>
    <meta:generator>LibreOffice/6.0.7.3$Linux_X86_64 LibreOffice_project/00m0$Build-3</meta:generator>
    <meta:document-statistic meta:object-count="35"/>
  </office:meta>
</office:document-meta>
</file>